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1-02_07-54-23_000.jpg</text:p>
          </table:table-cell>
          <table:table-cell table:style-name="ce26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3-01-02_02-09-32_000.jpg</text:p>
          </table:table-cell>
          <table:table-cell table:style-name="ce26" office:value-type="string">
            <text:p>:m :PHOTO 寝た時刻 / 2022 / オナニー、未了、duration=15m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15m時間ぐらい,other=~">
            <text:p>:m :PHOTO 寝た時刻 / 2022 / オナニー、未了、duration=15m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1-01_14-02-07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3-01-01_21-29-2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 office:value-type="string">
            <text:p>2023-01-02_00-54-33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1-02_00-54-47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8" office:value-type="string">
            <text:p>2023-01-02_00-55-08_000.jpg</text:p>
          </table:table-cell>
          <table:table-cell table:style-name="ce26" office:value-type="strin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">
            <text:p>:PHOTO 記録 / 経過記録；作ったもの / food=焼酎漬け / material=レモン：１（瓶の側面：目安線）；ニンニク：２；生姜：１,liquor=麦焼酎：??ml,time=~,container=silver-cap-small / type=~,other=作り置きする：混合。,occasion=丸々、一日目,id=2022-12-31_01-16-42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8" office:value-type="string">
            <text:p>2023-01-02_07-59-4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7" office:value-type="string">
            <text:p>2023-01-01_13-17-21_000.jpg</text:p>
          </table:table-cell>
          <table:table-cell table:style-name="ce26" office:value-type="string">
            <text:p>:m #*# / memo:other(m:other) / topic=七草粥, about=リスト：候補：七草,content=~,other=~,id=~ 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#*# / memo:other(m:other) / topic=七草粥, about=リスト：候補：七草,content=~,other=~,id=~ ">
            <text:p>:m #*# / memo:other(m:other) / topic=七草粥, about=リスト：候補：七草,content=~,other=~,id=~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1-01_13-18-41_000.jpg</text:p>
          </table:table-cell>
          <table:table-cell table:style-name="ce26" office:value-type="string">
            <text:p>:m #*# RES / free / res-id=ZNVS / theme=鏡開き / genre=民俗：日本,content=松の内；歳神 / session-number=~ / doc=~,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#*# RES / free / res-id=ZNVS / theme=鏡開き / genre=民俗：日本,content=松の内；歳神 / session-number=~ / doc=~,other=~">
            <text:p>:m #*# RES / free / res-id=ZNVS / theme=鏡開き / genre=民俗：日本,content=松の内；歳神 / session-number=~ / doc=~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8" office:value-type="string">
            <text:p>2023-01-01_15-21-42_000.jpg</text:p>
          </table:table-cell>
          <table:table-cell table:style-name="ce31" office:value-type="string">
            <text:p>:m #*# RES / free# S87DP9 記事読み / id=~(browser=tor) / media=ptv / theme=イラン：ガソリン：消費量,content=~ / genre=economy:strana / 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m #*# RES / free# S87DP9 記事読み / id=~(browser=tor) / media=ptv / theme=イラン：ガソリン：消費量,content=~ / genre=economy:strana / other=~">
            <text:p>:m #*# RES / free# S87DP9 記事読み / id=~(browser=tor) / media=ptv / theme=イラン：ガソリン：消費量,content=~ / genre=economy:strana / 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3-01-01_17-11-51_000.jpg</text:p>
          </table:table-cell>
          <table:table-cell table:style-name="ce26" office:value-type="string">
            <text:p>:m RES 1*2 / free# JVEMV6 83#_73:1 / 83. chemistry / topics=無機化学：原子核：壊変：速度,w=放射線；放射能,s=~,i=~,other=calc+:静止軌道：速度,next=,doc=r-1-1~1.2:f-15.4#L.2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7" office:value-type="string">
            <text:p>2023-01-01_17-12-17_000.jpg</text:p>
          </table:table-cell>
          <table:table-cell table:style-name="ce26" office:value-type="string">
            <text:p>:m RES 2*2 / free# JVEMV6 83#_73:1 / 83. chemistry / topics=無機化学：原子核：壊変：速度,w=~,s=~,i=~,other=memo+:陽子、中性子：質量；found+:クォークたちの質量の合計：それらが構成する陽子の質量。の、約、１パーセント,next=,doc=r-1-1~1.2:f-15.4#L.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m RES 2*2 / free# JVEMV6 83#_73:1 / 83. chemistry / topics=無機化学：原子核：壊変：速度,w=~,s=~,i=~,other=memo+:陽子、中性子：質量；found+:クォークたちの質量の合計：それらが構成する陽子の質量。の、約、１パーセント,next=,doc=r-1-1~1.2:f-15.4#L.2">
            <text:p>:m RES 2*2 / free# JVEMV6 83#_73:1 / 83. chemistry / topics=無機化学：原子核：壊変：速度,w=~,s=~,i=~,other=memo+:陽子、中性子：質量；found+:クォークたちの質量の合計：それらが構成する陽子の質量。の、約、１パーセント,next=,doc=r-1-1~1.2:f-15.4#L.2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 office:value-type="string">
            <text:p>2023-01-01_18-07-48_000.jpg</text:p>
          </table:table-cell>
          <table:table-cell table:style-name="ce26" office:value-type="string">
            <text:p>:m #*# / memo:other(m:other) / topic=習字, about=,other=,id=~,content=壊;変;体;質;観;粒;核;反;応;異;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#*# / memo:other(m:other) / topic=習字, about=,other=,id=~,content=壊;変;体;質;観;粒;核;反;応;異;">
            <text:p>:m #*# / memo:other(m:other) / topic=習字, about=,other=,id=~,content=壊;変;体;質;観;粒;核;反;応;異;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3-01-01_19-02-53_000.jpg</text:p>
          </table:table-cell>
          <table:table-cell table:style-name="ce26" office:value-type="string">
            <text:p>:m RES 1*1 / free# JVEMV6 83#_73:2 / 83. chemistry / topics=物理化学,w=希土類元素；電子親和力,s=~,i=~,other=~,next=,doc=r-1-1~1.3:『読み物　物理化学』:p.94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RES 1*1 / free# JVEMV6 83#_73:2 / 83. chemistry / topics=物理化学,w=希土類元素；電子親和力,s=~,i=~,other=~,next=,doc=r-1-1~1.3:『読み物　物理化学』:p.94">
            <text:p>:m RES 1*1 / free# JVEMV6 83#_73:2 / 83. chemistry / topics=物理化学,w=希土類元素；電子親和力,s=~,i=~,other=~,next=,doc=r-1-1~1.3:『読み物　物理化学』:p.94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8" office:value-type="string">
            <text:p>2023-01-02_11-37-37_000.jpg</text:p>
          </table:table-cell>
          <table:table-cell table:style-name="ce26" office:value-type="string">
            <text:p>:m #*# RES / JVEMV6 64#228_minzoku_sisoo / 『現代日本思想大系　第３０巻　民俗の思想』 著者=~,校注=~ / p.5(「月報」) / w=,topic=年譜；地理：和歌山県：日高町、牟婁町[むろちょう、他,publisher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m #*# RES / JVEMV6 64#228_minzoku_sisoo / 『現代日本思想大系　第３０巻　民俗の思想』 著者=~,校注=~ / p.5(「月報」) / w=,topic=年譜；地理：和歌山県：日高町、牟婁町[むろちょう、他,publisher=~,other=~">
            <text:p>:m #*# RES / JVEMV6 64#228_minzoku_sisoo / 『現代日本思想大系　第３０巻　民俗の思想』 著者=~,校注=~ / p.5(「月報」) / w=,topic=年譜；地理：和歌山県：日高町、牟婁町[むろちょう、他,publisher=~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2">2023/01/02</text:date>, <text:time>12:58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02T12:58:51.41</dc:date>
    <dc:creator>iwabuchi ken</dc:creator>
    <meta:editing-duration>P52DT16H17M59S</meta:editing-duration>
    <meta:editing-cycles>16903</meta:editing-cycles>
    <meta:document-statistic meta:table-count="2" meta:cell-count="926" meta:object-count="0"/>
    <meta:user-defined meta:name="qrichtext">1</meta:user-defined>
  </office:meta>
</office:document-meta>
</file>